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Roller (LVGL)11" text:continue-numbering="true" text:continue-list="list_Roller (LVGL)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Roller (LVGL)12" text:continue-numbering="true" text:continue-list="list_Roller (LVGL)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Roller (LVGL)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4" text:continue-numbering="true" text:continue-list="list_Roller (LVGL)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15" text:continue-numbering="true" text:continue-list="list_Roller (LVGL)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Roller (LVGL)16" text:continue-numbering="true" text:continue-list="list_Roller (LVGL)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7" text:continue-numbering="true" text:continue-list="list_Roller (LVGL)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9" text:continue-numbering="true" text:continue-list="list_Roller (LVGL)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20" text:continue-numbering="true" text:continue-list="list_Roller (LVGL)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22" text:continue-numbering="true" text:continue-list="list_Roller (LVGL)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3" text:continue-numbering="true" text:continue-list="list_Roller (LVGL)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5" text:continue-numbering="true" text:continue-list="list_Roller (LVGL)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6" text:continue-numbering="true" text:continue-list="list_Roller (LVGL)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Roller (LVGL)28" text:continue-numbering="true" text:continue-list="list_Roller (LVGL)2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LVGL)29" text:continue-numbering="true" text:continue-list="list_Roller (LVGL)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30" text:continue-numbering="true" text:continue-list="list_Roller (LVGL)2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31" text:continue-numbering="true" text:continue-list="list_Roller (LVGL)3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32" text:continue-numbering="true" text:continue-list="list_Roller (LVGL)3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33" text:continue-numbering="true" text:continue-list="list_Roller (LVGL)3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34" text:continue-numbering="true" text:continue-list="list_Roller (LVGL)3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5" text:continue-numbering="true" text:continue-list="list_Roller (LVGL)3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6" text:continue-numbering="true" text:continue-list="list_Roller (LVGL)3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7" text:continue-numbering="true" text:continue-list="list_Roller (LVGL)3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8" text:continue-numbering="true" text:continue-list="list_Roller (LVGL)3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39" text:continue-numbering="true" text:continue-list="list_Roller (LVGL)3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40" text:continue-numbering="true" text:continue-list="list_Roller (LVGL)3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41" text:continue-numbering="true" text:continue-list="list_Roller (LVGL)4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42" text:continue-numbering="true" text:continue-list="list_Roller (LVGL)4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43" text:continue-numbering="true" text:continue-list="list_Roller (LVGL)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4" text:continue-numbering="true" text:continue-list="list_Roller (LVGL)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5" text:continue-numbering="true" text:continue-list="list_Roller (LVGL)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6" text:continue-numbering="true" text:continue-list="list_Roller (LVGL)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7" text:continue-numbering="true" text:continue-list="list_Roller (LVGL)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8" text:continue-numbering="true" text:continue-list="list_Roller (LVGL)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49" text:continue-numbering="true" text:continue-list="list_Roller (LVGL)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50" text:continue-numbering="true" text:continue-list="list_Roller (LVGL)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51" text:continue-numbering="true" text:continue-list="list_Roller (LVGL)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52" text:continue-numbering="true" text:continue-list="list_Roller (LVGL)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Roller (LVGL)53" text:continue-numbering="true" text:continue-list="list_Roller (LVGL)5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Roller (LVGL)5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Roller (LVGL)55" text:continue-numbering="true" text:continue-list="list_Roller (LVGL)5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Roller (LVGL)5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Roller (LVGL)57" text:continue-numbering="true" text:continue-list="list_Roller (LVGL)5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Roller (LVGL)5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Roller (LVGL)59" text:continue-numbering="true" text:continue-list="list_Roller (LVGL)5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Roller (LVGL)6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61" text:continue-numbering="true" text:continue-list="list_Roller (LVGL)5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62" text:continue-numbering="true" text:continue-list="list_Roller (LVGL)6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63" text:continue-numbering="true" text:continue-list="list_Roller (LVGL)6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64" text:continue-numbering="true" text:continue-list="list_Roller (LVGL)6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65" text:continue-numbering="true" text:continue-list="list_Roller (LVGL)6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66" text:continue-numbering="true" text:continue-list="list_Roller (LVGL)6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Roller (LVGL)67" text:continue-numbering="true" text:continue-list="list_Roller (LVGL)6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68" text:continue-numbering="true" text:continue-list="list_Roller (LVGL)6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6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70" text:continue-numbering="true" text:continue-list="list_Roller (LVGL)6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71" text:continue-numbering="true" text:continue-list="list_Roller (LVGL)7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72" text:continue-numbering="true" text:continue-list="list_Roller (LVGL)7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73"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